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95cm" fo:min-width="1.745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3.175cm" svg:x="7.98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175cm" svg:x="7.98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27cm" svg:height="1.27cm" svg:x="7.98cm" svg:y="1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27cm" svg:height="1.27cm" svg:x="9.885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615cm" svg:y1="15.64cm" svg:x2="10.52cm" svg:y2="2.94cm" draw:start-shape="id1" draw:start-glue-point="4" draw:end-shape="id2" draw:end-glue-point="8" svg:d="M8615 15640c0-9523 1905-3174 1905-12700" svg:viewBox="0 0 1906 12701">
          <text:p/>
        </draw:connector>
        <draw:custom-shape draw:style-name="gr1" draw:text-style-name="P1" draw:layer="layout" svg:width="3.175cm" svg:height="3.175cm" svg:x="19.41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5cm" svg:height="3.175cm" svg:x="19.41cm" svg:y="1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27cm" svg:height="1.27cm" svg:x="19.41cm" svg:y="1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27cm" svg:height="1.27cm" svg:x="21.315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draw:line-skew="0cm -3.363cm" svg:x1="19.41cm" svg:y1="16.275cm" svg:x2="21.95cm" svg:y2="2.94cm" draw:start-shape="id3" draw:start-glue-point="6" draw:end-shape="id4" draw:end-glue-point="8" svg:d="M19410 16275c-751 0-627-5174 196-7387s2344-1466 2344-5948" svg:viewBox="0 0 3039 13336">
          <text:p/>
        </draw:connector>
        <draw:frame draw:style-name="gr4" draw:layer="layout" svg:width="3.241cm" svg:height="0.962cm" svg:x="5.445cm" svg:y="9.216cm">
          <draw:text-box>
            <text:p>Signalling</text:p>
          </draw:text-box>
        </draw:frame>
        <draw:frame draw:style-name="gr4" draw:layer="layout" svg:width="4.515cm" svg:height="0.962cm" svg:x="20.05cm" svg:y="9.255cm">
          <draw:text-box>
            <text:p>Authentic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2:22:22.822484226</meta:creation-date>
    <meta:generator>LibreOffice/4.3.3.2$Linux_X86_64 LibreOffice_project/430m0$Build-2</meta:generator>
    <dc:date>2015-05-13T12:27:32.930538359</dc:date>
    <meta:editing-duration>PT5M10S</meta:editing-duration>
    <meta:editing-cycles>1</meta:editing-cycles>
    <meta:document-statistic meta:object-count="12"/>
  </office:meta>
</office:document-meta>
</file>